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5-02-05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4-10-0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4-01-10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3-09-11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3-02-0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2-10-0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2-01-20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0-12-04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0-09-03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20-01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9-08-26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9-02-0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8-01-2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7-01-2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6-09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6-02-0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5-08-26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5-01-26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4-09-16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4-06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4-01-1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3-01-0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1-12-1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1-09-2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1-01-2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10-01-2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09-01-1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08-01-1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07-01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06-09-0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06-01-0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05-02-04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2004-11-3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8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6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5-01-1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9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6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3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1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1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1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7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6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6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5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5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6095301601</text:p>
          </table:table-cell>
          <table:table-cell office:value-type="string" calcext:value-type="string">
            <text:p>195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